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0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SD1963 Kommando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6" table:default-cell-style-name="Default"/>
        <table:table-column table:style-name="co2" table:default-cell-style-name="Default"/>
        <table:table-column table:style-name="co4" table:number-columns-repeated="16" table:default-cell-style-name="Default"/>
        <table:table-row table:style-name="ro1">
          <table:table-cell table:number-columns-repeated="45"/>
        </table:table-row>
        <table:table-row table:style-name="ro2">
          <table:table-cell office:value-type="string">
            <text:p>Aufruf</text:p>
          </table:table-cell>
          <table:table-cell office:value-type="string">
            <text:p>GPIO Pins</text:p>
          </table:table-cell>
          <table:table-cell office:value-type="string">
            <text:p>Wert</text:p>
          </table:table-cell>
          <table:table-cell table:number-columns-repeated="42"/>
        </table:table-row>
        <table:table-row table:style-name="ro3">
          <table:table-cell table:number-columns-repeated="5"/>
          <table:table-cell office:value-type="string">
            <text:p>send 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G3]*[.H3]" office:value-type="float" office:value="8">
            <text:p>8</text:p>
          </table:table-cell>
          <table:table-cell table:number-columns-repeated="2"/>
          <table:table-cell office:value-type="string">
            <text:p>Send X Format: </text:p>
          </table:table-cell>
          <table:table-cell table:number-columns-repeated="33"/>
        </table:table-row>
        <table:table-row table:style-name="ro3">
          <table:table-cell table:style-name="ce1" office:value-type="string">
            <text:p>sendPixel</text:p>
          </table:table-cell>
          <table:table-cell table:number-columns-repeated="4"/>
          <table:table-cell office:value-type="string">
            <text:p>send X-Star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G4]*[.H4]" office:value-type="float" office:value="16">
            <text:p>16</text:p>
          </table:table-cell>
          <table:table-cell table:number-columns-repeated="3"/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5"/>
          <table:table-cell office:value-type="string">
            <text:p>send X-En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G5]*[.H5]"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table:style-name="ce3" office:value-type="string" table:number-columns-spanned="8" table:number-rows-spanned="1">
            <text:p>Send X</text:p>
          </table:table-cell>
          <table:covered-table-cell table:number-columns-repeated="7"/>
          <table:table-cell office:value-type="float" office:value="1">
            <text:p>1</text:p>
          </table:table-cell>
          <table:table-cell table:style-name="ce3"/>
          <table:table-cell table:number-columns-repeated="7"/>
          <table:table-cell table:style-name="ce3" office:value-type="string" table:number-columns-spanned="8" table:number-rows-spanned="1">
            <text:p>Send X</text:p>
          </table:table-cell>
          <table:covered-table-cell table:number-columns-repeated="7"/>
        </table:table-row>
        <table:table-row table:style-name="ro4">
          <table:table-cell office:value-type="string">
            <text:p>setWindow</text:p>
          </table:table-cell>
          <table:table-cell table:number-columns-repeated="4"/>
          <table:table-cell office:value-type="string">
            <text:p>send 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G6]*[.H6]"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  <table:table-cell table:style-name="ce3" office:value-type="string" table:number-columns-spanned="8" table:number-rows-spanned="1">
            <text:p>Start X HI</text:p>
          </table:table-cell>
          <table:covered-table-cell table:number-columns-repeated="7"/>
          <table:table-cell office:value-type="float" office:value="2">
            <text:p>2</text:p>
          </table:table-cell>
          <table:table-cell table:style-name="ce3" office:value-type="string" table:number-columns-spanned="16" table:number-rows-spanned="1">
            <text:p>Start X</text:p>
          </table:table-cell>
          <table:covered-table-cell table:number-columns-repeated="15"/>
        </table:table-row>
        <table:table-row table:style-name="ro3">
          <table:table-cell/>
          <table:table-cell office:value-type="string">
            <text:p>C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end Y-Star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G7]*[.H7]"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  <table:table-cell table:style-name="ce3" office:value-type="string" table:number-columns-spanned="8" table:number-rows-spanned="1">
            <text:p>Start X LO</text:p>
          </table:table-cell>
          <table:covered-table-cell table:number-columns-repeated="7"/>
          <table:table-cell office:value-type="float" office:value="3">
            <text:p>3</text:p>
          </table:table-cell>
          <table:table-cell table:style-name="ce3" office:value-type="string" table:number-columns-spanned="16" table:number-rows-spanned="1">
            <text:p>End X</text:p>
          </table:table-cell>
          <table:covered-table-cell table:number-columns-repeated="15"/>
        </table:table-row>
        <table:table-row table:style-name="ro3">
          <table:table-cell office:value-type="string">
            <text:p>setDisplayRegister</text:p>
          </table:table-cell>
          <table:table-cell table:number-columns-repeated="4"/>
          <table:table-cell office:value-type="string">
            <text:p>send Y-En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G8]*[.H8]" office:value-type="float" office:value="16">
            <text:p>1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  <table:table-cell table:style-name="ce3" office:value-type="string" table:number-columns-spanned="8" table:number-rows-spanned="1">
            <text:p>End X HI</text:p>
          </table:table-cell>
          <table:covered-table-cell table:number-columns-repeated="7"/>
          <table:table-cell table:number-columns-repeated="17"/>
        </table:table-row>
        <table:table-row table:style-name="ro3">
          <table:table-cell office:value-type="string">
            <text:p>sendCommand</text:p>
          </table:table-cell>
          <table:table-cell table:number-columns-repeated="4"/>
          <table:table-cell office:value-type="string">
            <text:p>send Star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G9]*[.H9]" office:value-type="float" office:value="8">
            <text:p>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  <table:table-cell table:style-name="ce3" office:value-type="string" table:number-columns-spanned="8" table:number-rows-spanned="1">
            <text:p>End X LO</text:p>
          </table:table-cell>
          <table:covered-table-cell table:number-columns-repeated="7"/>
          <table:table-cell table:number-columns-repeated="17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3"/>
          <table:table-cell table:formula="of:=SUM([.I3:.I9])" office:value-type="float" office:value="88">
            <text:p>88</text:p>
          </table:table-cell>
          <table:table-cell table:number-columns-repeated="38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3"/>
          <table:table-cell table:formula="of:=[.G11]/8" office:value-type="float" office:value="11">
            <text:p>11</text:p>
          </table:table-cell>
          <table:table-cell office:value-type="string">
            <text:p>Schreibzyklen</text:p>
          </table:table-cell>
          <table:table-cell table:number-columns-repeated="37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3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8"/>
          <table:table-cell office:value-type="string">
            <text:p>Send Y Format: </text:p>
          </table:table-cell>
          <table:table-cell table:number-columns-repeated="33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9"/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table:style-name="ce3" office:value-type="string" table:number-columns-spanned="8" table:number-rows-spanned="1">
            <text:p>Send Y</text:p>
          </table:table-cell>
          <table:covered-table-cell table:number-columns-repeated="7"/>
          <table:table-cell office:value-type="float" office:value="1">
            <text:p>1</text:p>
          </table:table-cell>
          <table:table-cell table:style-name="ce3"/>
          <table:table-cell table:number-columns-repeated="7"/>
          <table:table-cell table:style-name="ce3" office:value-type="string" table:number-columns-spanned="8" table:number-rows-spanned="1">
            <text:p>Send Y</text:p>
          </table:table-cell>
          <table:covered-table-cell table:number-columns-repeated="7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8"/>
          <table:table-cell table:style-name="ce3" office:value-type="string" table:number-columns-spanned="8" table:number-rows-spanned="1">
            <text:p>Start Y HI</text:p>
          </table:table-cell>
          <table:covered-table-cell table:number-columns-repeated="7"/>
          <table:table-cell office:value-type="float" office:value="2">
            <text:p>2</text:p>
          </table:table-cell>
          <table:table-cell table:style-name="ce3" office:value-type="string" table:number-columns-spanned="16" table:number-rows-spanned="1">
            <text:p>Start Y</text:p>
          </table:table-cell>
          <table:covered-table-cell table:number-columns-repeated="15"/>
        </table:table-row>
        <table:table-row table:style-name="ro3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8"/>
          <table:table-cell table:style-name="ce3" office:value-type="string" table:number-columns-spanned="8" table:number-rows-spanned="1">
            <text:p>Start Y LO</text:p>
          </table:table-cell>
          <table:covered-table-cell table:number-columns-repeated="7"/>
          <table:table-cell office:value-type="float" office:value="3">
            <text:p>3</text:p>
          </table:table-cell>
          <table:table-cell table:style-name="ce3" office:value-type="string" table:number-columns-spanned="16" table:number-rows-spanned="1">
            <text:p>End Y</text:p>
          </table:table-cell>
          <table:covered-table-cell table:number-columns-repeated="15"/>
        </table:table-row>
        <table:table-row table:style-name="ro3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8"/>
          <table:table-cell table:style-name="ce3" office:value-type="string" table:number-columns-spanned="8" table:number-rows-spanned="1">
            <text:p>End Y HI</text:p>
          </table:table-cell>
          <table:covered-table-cell table:number-columns-repeated="7"/>
          <table:table-cell table:number-columns-repeated="17"/>
        </table:table-row>
        <table:table-row table:style-name="ro3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8"/>
          <table:table-cell table:style-name="ce3" office:value-type="string" table:number-columns-spanned="8" table:number-rows-spanned="1">
            <text:p>End Y LO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number-columns-repeated="45"/>
        </table:table-row>
        <table:table-row table:style-name="ro4">
          <table:table-cell office:value-type="string">
            <text:p>send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4">
          <table:table-cell office:value-type="string">
            <text:p>send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4">
          <table:table-cell office:value-type="string">
            <text:p>send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4">
          <table:table-cell office:value-type="string">
            <text:p>send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4">
          <table:table-cell office:value-type="string">
            <text:p>sendCommand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 table:number-columns-repeated="45"/>
        </table:table-row>
        <table:table-row table:style-name="ro4">
          <table:table-cell office:value-type="string">
            <text:p>send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 table:number-columns-repeated="45"/>
        </table:table-row>
        <table:table-row table:style-name="ro4">
          <table:table-cell office:value-type="string">
            <text:p>send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 table:number-columns-repeated="45"/>
        </table:table-row>
        <table:table-row table:style-name="ro4">
          <table:table-cell office:value-type="string">
            <text:p>send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 table:number-columns-repeated="45"/>
        </table:table-row>
        <table:table-row table:style-name="ro4">
          <table:table-cell office:value-type="string">
            <text:p>send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>
            <text:p>C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>
            <text:p>CS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3">
          <table:table-cell office:value-type="string">
            <text:p>sendCommand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 table:number-columns-repeated="45"/>
        </table:table-row>
        <table:table-row table:style-name="ro3">
          <table:table-cell office:value-type="string">
            <text:p>sendPixeldata</text:p>
          </table:table-cell>
          <table:table-cell table:number-columns-repeated="44"/>
        </table:table-row>
        <table:table-row table:style-name="ro2"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6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7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8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9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0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1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2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3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4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DB15</text:p>
          </table:table-cell>
          <table:table-cell office:value-type="string">
            <text:p>x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0">
            <text:p>0</text:p>
          </table:table-cell>
          <table:table-cell table:number-columns-repeated="42"/>
        </table:table-row>
        <table:table-row table:style-name="ro2">
          <table:table-cell/>
          <table:table-cell office:value-type="string">
            <text:p>WR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2">
          <table:table-cell table:number-columns-repeated="45"/>
        </table:table-row>
        <table:table-row table:style-name="ro1">
          <table:table-cell/>
          <table:table-cell office:value-type="string">
            <text:p>CS</text:p>
          </table:table-cell>
          <table:table-cell office:value-type="float" office:value="1">
            <text:p>1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3">
          <table:table-cell office:value-type="string">
            <text:p>Summe</text:p>
          </table:table-cell>
          <table:table-cell table:formula="of:=COUNTA([.B7:.B177])" office:value-type="float" office:value="144">
            <text:p>144</text:p>
          </table:table-cell>
          <table:table-cell office:value-type="string">
            <text:p>GPIO Schaltvorgaenge</text:p>
          </table:table-cell>
          <table:table-cell table:number-columns-repeated="42"/>
        </table:table-row>
      </table:table>
      <table:table table:name="Alternative Kommandos" table:style-name="ta1">
        <table:table-column table:style-name="co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>
            <text:p>Aufruf</text:p>
          </table:table-cell>
          <table:table-cell office:value-type="string">
            <text:p>GPIO Pins</text:p>
          </table:table-cell>
          <table:table-cell office:value-type="string">
            <text:p>Wert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" office:value-type="string">
            <text:p>sendPixel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setWindo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17:35:50</meta:creation-date>
    <dc:date>2013-10-21T14:37:48</dc:date>
    <meta:editing-duration>PT20H57M15S</meta:editing-duration>
    <meta:editing-cycles>8</meta:editing-cycles>
    <meta:generator>LibreOffice/4.0.2.2$Linux_x86 LibreOffice_project/400m0$Build-2</meta:generator>
    <meta:document-statistic meta:table-count="2" meta:cell-count="443" meta:object-count="0"/>
  </office:meta>
</office:document-meta>
</file>